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601cm" style:keep-together="true" fo:keep-together="auto"/>
    </style:style>
    <style:style style:name="Tabla7.30" style:family="table-row">
      <style:table-row-properties style:min-row-height="0.399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601cm" style:keep-together="true" fo:keep-together="auto"/>
    </style:style>
    <style:style style:name="Tabla8.88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8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0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1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3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4" style:family="paragraph" style:parent-style-name="Standard">
      <style:text-properties style:font-name="Arial Narrow1"/>
    </style:style>
    <style:style style:name="P15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6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 style:text-autospace="none"/>
    </style:style>
    <style:style style:name="P19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1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Footer">
      <style:paragraph-properties fo:text-align="end" style:justify-single-word="false" style:snap-to-layout-grid="false"/>
    </style:style>
    <style:style style:name="P23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5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1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2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3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4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5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36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7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38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39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0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1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2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3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4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45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6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47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4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1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52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3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5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6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7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7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8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9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0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0"/>
      <text:p text:style-name="P40"/>
      <text:p text:style-name="P40"/>
      <text:p text:style-name="P37"/>
      <text:p text:style-name="P39">PCU-CapturarAbono</text:p>
      <text:p text:style-name="P39">20100622.1100</text:p>
      <text:p text:style-name="P38"><text:s text:c="25"/></text:p>
      <text:p text:style-name="P38"/>
      <text:p text:style-name="P38">Documento de Caso de Prueba</text:p>
      <text:p text:style-name="P13">CP-0013- <text:s text:c="9"/>ImprimirPolizaSeguroClub</text:p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2"/>
      <text:p text:style-name="P12"/>
      <text:p text:style-name="P41"/>
      <text:p text:style-name="P42"/>
      <text:p text:style-name="P43">Tabla de Contenidos</text:p>
      <text:p text:style-name="P43"/>
      <text:p text:style-name="P43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5">1.Introducción <text:tab/><text:span text:style-name="T12">3</text:span></text:p>
          <text:p text:style-name="P35">1.1.Propósito<text:tab/>3</text:p>
          <text:p text:style-name="P35">1.2.Alcance<text:tab/>3</text:p>
          <text:p text:style-name="P35">1.3.Audiencia<text:tab/>3</text:p>
          <text:p text:style-name="P35">2.Generación de Casos de Prueba a partir de Casos de Uso<text:tab/>4</text:p>
          <text:p text:style-name="P34">2.1. Justificación Generación del Grafo de Caminos de Prueba:<text:tab/><text:span text:style-name="T12">4</text:span></text:p>
        </text:index-body>
      </text:table-of-content>
      <text:section text:style-name="Sect2" text:name="Área2">
        <text:p text:style-name="P30"/>
        <text:p text:style-name="P6"/>
      </text:section>
      <text:section text:style-name="Sect3" text:name="Área3">
        <text:p text:style-name="P14"/>
      </text:section>
      <text:p text:style-name="P53"><text:s/>Documento de Diseño de Caso de Prueba</text:p>
      <text:list xml:id="list35559857" text:style-name="WW8Num2">
        <text:list-item>
          <text:p text:style-name="P55">Introducción </text:p>
          <text:list>
            <text:list-item>
              <text:p text:style-name="P56">Propósito</text:p>
            </text:list-item>
          </text:list>
        </text:list-item>
      </text:list>
      <text:p text:style-name="P44"><text:span text:style-name="T8">El propósito del </text:span><text:span text:style-name="T9">Documento de Casos de Pruebas para</text:span><text:span text:style-name="T10"> </text:span><text:span text:style-name="T11">ImprimirPolizaSeguroClub</text:span><text:span text:style-name="T2"> </text:span><text:span text:style-name="T8">es definir un formato para la elaboración de los caso de pruebas.</text:span></text:p>
      <text:list xml:id="list35586307" text:continue-numbering="true" text:style-name="WW8Num2">
        <text:list-item>
          <text:list>
            <text:list-item>
              <text:p text:style-name="P56">Alcance</text:p>
            </text:list-item>
          </text:list>
        </text:list-item>
      </text:list>
      <text:p text:style-name="P36">Este documento provee la definición del problema a resolver, los afectados y la solución. No contempla una descripción detallada de los aspectos funcionales y técnicos que se desarrollarán en las fases posteriores.</text:p>
      <text:list xml:id="list35587875" text:continue-numbering="true" text:style-name="WW8Num2">
        <text:list-item>
          <text:list>
            <text:list-item>
              <text:p text:style-name="P56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Nivel de Participación</text:p>
          </table:table-cell>
          <table:table-cell table:style-name="Tabla1.B1" office:value-type="string">
            <text:p text:style-name="P24">Rol</text:p>
          </table:table-cell>
        </table:table-row>
        <table:table-row table:style-name="Tabla1.1">
          <table:table-cell table:style-name="Tabla1.A2" office:value-type="string">
            <text:p text:style-name="P26"><text:span text:style-name="T4">Responsable de Elaboración </text:span><text:span text:style-name="T5">(RE)</text:span></text:p>
          </table:table-cell>
          <table:table-cell table:style-name="Tabla1.B2" office:value-type="string">
            <text:p text:style-name="P25">Analista de Pruebas (AP)</text:p>
          </table:table-cell>
        </table:table-row>
        <table:table-row table:style-name="Tabla1.1">
          <table:table-cell table:style-name="Tabla1.A2" office:value-type="string">
            <text:p text:style-name="P26"><text:span text:style-name="T4">Usuario Directo </text:span><text:span text:style-name="T5">(UD)</text:span></text:p>
          </table:table-cell>
          <table:table-cell table:style-name="Tabla1.B2" office:value-type="string">
            <text:p text:style-name="P25">Analista de Pruebas (AP)</text:p>
          </table:table-cell>
        </table:table-row>
        <table:table-row table:style-name="Tabla1.1">
          <table:table-cell table:style-name="Tabla1.A2" office:value-type="string">
            <text:p text:style-name="P26"><text:span text:style-name="T4">Notificado </text:span><text:span text:style-name="T5">(NT)</text:span></text:p>
          </table:table-cell>
          <table:table-cell table:style-name="Tabla1.B2" office:value-type="string">
            <text:p text:style-name="P25">Gerente de Pruebas</text:p>
            <text:p text:style-name="P25"/>
            <text:p text:style-name="P25">Líder de Proyecto</text:p>
          </table:table-cell>
        </table:table-row>
      </table:table>
      <text:list xml:id="list35592000" text:continue-numbering="true" text:style-name="WW8Num2">
        <text:list-item>
          <text:p text:style-name="P57">Generación de Casos de Prueba a partir de Casos de Uso</text:p>
          <text:list>
            <text:list-item>
              <text:p text:style-name="P54">Justificación Generación del Grafo de Caminos de Prueba:</text:p>
            </text:list-item>
          </text:list>
        </text:list-item>
      </text:list>
      <text:p text:style-name="P31"/>
      <text:p text:style-name="P32">Caminos de Prueba:</text:p>
      <text:p text:style-name="P33"><text:s/>Caminos Positivos:</text:p>
      <text:list xml:id="list35565088" text:style-name="L1">
        <text:list-item>
          <text:p text:style-name="P46">S1,S2,S3,S4,S5,S6,S7,S8,S9,S10,S11,S12,S13,S14,S15,S16,S17,S18,S19, S20,S21,S22,S23,S24,S25,S26,S27</text:p>
          <text:p text:style-name="P50"><text:s text:c="10"/>Caminos Negativos:<text:span text:style-name="T13"> <text:s text:c="3"/></text:span></text:p>
        </text:list-item>
        <text:list-item>
          <text:p text:style-name="P46">S1,S2,S3,S4,S5,S6,S7,S8,S9,S10,S11,S12,S13,S14,S15,S16,S17,S18,S19, S20,S21,S22,S23,S24,S25,S26,SE.26.a,SE.26.a.1,SE.26.a.2,SE.26.a.3, SE.26.a.4,SE.26.a.5,SE.26.a.6,SE.26.a.7,SE.26.a.8,SE.26.a.9,SE.26.a.10, SE.26.a.11,SE.26.a.12,SE.26.a.13,SE.26.a.14,SE.26.a.15,SE.26.a.16, SE.26.a.17,SE.26.a.18,SE.26.a.19,SE.26.a.20,SE.26.a.21,SE.26.a.22, SE.26.a.23,SE.26.a.24,SE.26.a.25,SE.26.a.26,SE.26.a.27,SE.26.a.27.a, SE.26.a.27.a.1,SE.26.a.1,SE.26.a.2,SE.26.a.3,SE.26.a.4,SE.26.a.5, SE.26.a.6,SE.26.a.7,SE.26.a.8,E.26.a.9,SE.26.a.10,SE.26.a.11,E.26.a.12, SE.26.a.13,SE.26.a.14,SE.26.a.15,SE.26.a.16,SE.26.a.17,SE.26.a.18, SE.26.a.19,SE.26.a.20,SE.26.a.21,SE.26.a.22,SE.26.a.23,SE.26.a.24, SE.26.a.25,SE.26.a.26,SE.26.a.27,SE.26.a.28,S27</text:p>
          <text:p text:style-name="P50"><text:s text:c="6"/></text:p>
          <text:p text:style-name="P48"/>
          <text:p text:style-name="P46"/>
          <text:p text:style-name="P50"><text:s text:c="5"/></text:p>
          <text:p text:style-name="P50"/>
          <text:p text:style-name="P49"/>
          <text:p text:style-name="P50"/>
          <text:p text:style-name="P46"/>
          <text:p text:style-name="P49"/>
          <text:p text:style-name="P50"><text:s text:c="9"/></text:p>
          <text:p text:style-name="P47"/>
        </text:list-item>
      </text:list>
      <text:list xml:id="list35556840" text:style-name="WW8Num6">
        <text:list-item>
          <text:list>
            <text:list-item>
              <text:p text:style-name="P51">Generación del Caso de Prueba:</text:p>
              <text:list>
                <text:list-item>
                  <text:p text:style-name="P45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Nombre del Caso de Prueba:</text:p>
          </table:table-cell>
          <table:table-cell table:style-name="Tabla2.B1" office:value-type="string">
            <text:p text:style-name="P27">CP-0013-ImprimirPolizaSeguroClub</text:p>
          </table:table-cell>
        </table:table-row>
        <table:table-row table:style-name="Tabla2.1">
          <table:table-cell table:style-name="Tabla2.A2" office:value-type="string">
            <text:p text:style-name="P8">Prioridad:</text:p>
          </table:table-cell>
          <table:table-cell table:style-name="Tabla2.B2" office:value-type="string">
            <text:p text:style-name="P10">Esencial <text:s/></text:p>
          </table:table-cell>
        </table:table-row>
        <table:table-row table:style-name="Tabla2.3">
          <table:table-cell table:style-name="Tabla2.A2" office:value-type="string">
            <text:p text:style-name="P8">Precondiciones:</text:p>
          </table:table-cell>
          <table:table-cell table:style-name="Tabla2.B2" office:value-type="string">
            <text:p text:style-name="P10">1.- Que se haya realizado la venta de un seguro club.</text:p>
          </table:table-cell>
        </table:table-row>
        <table:table-row table:style-name="Tabla2.1">
          <table:table-cell table:style-name="Tabla2.A2" office:value-type="string">
            <text:p text:style-name="P8">PostCondiciones:</text:p>
          </table:table-cell>
          <table:table-cell table:style-name="Tabla2.B2" office:value-type="string">
            <text:p text:style-name="P28">1.- Se obtiene la póliza impresa.</text:p>
          </table:table-cell>
        </table:table-row>
        <table:table-row table:style-name="Tabla2.1">
          <table:table-cell table:style-name="Tabla2.A2" office:value-type="string">
            <text:p text:style-name="P16"><text:span text:style-name="T6">Fecha de Llenado</text:span><text:span text:style-name="T7">:</text:span></text:p>
          </table:table-cell>
          <table:table-cell table:style-name="Tabla2.B2" office:value-type="string">
            <text:p text:style-name="P11">2010/06/22</text:p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8">Observaciones:</text:p>
          </table:table-cell>
          <table:table-cell table:style-name="Tabla2.B2" office:value-type="string">
            <text:p text:style-name="P11">NO APLICA</text:p>
          </table:table-cell>
        </table:table-row>
      </table:table>
      <text:p text:style-name="P15"/>
      <text:p text:style-name="P7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3">Juego de Prueba:</text:p>
          </table:table-cell>
          <table:table-cell table:style-name="Tabla7.B1" table:number-columns-spanned="3" office:value-type="string">
            <text:p text:style-name="P27">CP-0013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3">Paso</text:p>
          </table:table-cell>
          <table:table-cell table:style-name="Tabla7.A2" office:value-type="string">
            <text:p text:style-name="P3">Descripción</text:p>
          </table:table-cell>
          <table:table-cell table:style-name="Tabla7.A2" office:value-type="string">
            <text:p text:style-name="P3">Resultado</text:p>
          </table:table-cell>
          <table:table-cell table:style-name="Tabla7.D2" office:value-type="string">
            <text:p text:style-name="P3">ID Problema</text:p>
          </table:table-cell>
        </table:table-row>
        <table:table-row table:style-name="Tabla7.3">
          <table:table-cell table:style-name="Tabla7.A2" office:value-type="string">
            <text:p text:style-name="P29">S1</text:p>
          </table:table-cell>
          <table:table-cell table:style-name="Tabla7.A2" office:value-type="string">
            <text:p text:style-name="P17">El caso de uso inicia cuando se realizó la venta del seguro club y se desea imprimir la póliza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</text:p>
          </table:table-cell>
          <table:table-cell table:style-name="Tabla7.A2" office:value-type="string">
            <text:p text:style-name="P17">El sistema imprime las clausulas de la póliza del seguro club de protección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3</text:p>
          </table:table-cell>
          <table:table-cell table:style-name="Tabla7.A2" office:value-type="string">
            <text:p text:style-name="P17">El sistema obtiene los beneficiarios del cliente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4</text:p>
          </table:table-cell>
          <table:table-cell table:style-name="Tabla7.A2" office:value-type="string">
            <text:p text:style-name="P17">El sistema imprime la leyenda "Nombre del contratante: COPPEL S.A. DE C.V.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5</text:p>
          </table:table-cell>
          <table:table-cell table:style-name="Tabla7.A2" office:value-type="string">
            <text:p text:style-name="P17">El sistema imprime la leyenda "CL09770500 01 de Junio del 2009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6</text:p>
          </table:table-cell>
          <table:table-cell table:style-name="Tabla7.A2" office:value-type="string">
            <text:p text:style-name="P17">El sistema imprime la vigencia del seguro club de protección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7</text:p>
          </table:table-cell>
          <table:table-cell table:style-name="Tabla7.A2" office:value-type="string">
            <text:p text:style-name="P17">El sistema imprime la leyenda "Otorgado por: AXA SEGUROS, S.A. DE C.V.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8</text:p>
          </table:table-cell>
          <table:table-cell table:style-name="Tabla7.A2" office:value-type="string">
            <text:p text:style-name="P17">El sistema imprime la leyenda "Datos del asegurado: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9</text:p>
          </table:table-cell>
          <table:table-cell table:style-name="Tabla7.A2" office:value-type="string">
            <text:p text:style-name="P17">El sistema imprime el nombre del asegurado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0</text:p>
          </table:table-cell>
          <table:table-cell table:style-name="Tabla7.A2" office:value-type="string">
            <text:p text:style-name="P17">El sistema imprime el número de cliente y el folio del seguro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1</text:p>
          </table:table-cell>
          <table:table-cell table:style-name="Tabla7.A2" office:value-type="string">
            <text:p text:style-name="P17">El sistema imprime la leyenda "Domicilio:(calle, n£mero, col, dlg ¢ mpio, estado, cp.)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2</text:p>
          </table:table-cell>
          <table:table-cell table:style-name="Tabla7.A2" office:value-type="string">
            <text:p text:style-name="P17">El sistema imprime el domicilio del cliente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3</text:p>
          </table:table-cell>
          <table:table-cell table:style-name="Tabla7.A2" office:value-type="string">
            <text:p text:style-name="P17">El sistema imprime la fecha de nacimiento, el sexo y la nacionalidad del asegurado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4</text:p>
          </table:table-cell>
          <table:table-cell table:style-name="Tabla7.A2" office:value-type="string">
            <text:p text:style-name="P17">El sistema imprime la ocupación del asegurad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5</text:p>
          </table:table-cell>
          <table:table-cell table:style-name="Tabla7.A2" office:value-type="string">
            <text:p text:style-name="P17">El sistema imprime la CURP del asegurad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ext:soft-page-break/>
        <table:table-row table:style-name="Tabla7.3">
          <table:table-cell table:style-name="Tabla7.A2" office:value-type="string">
            <text:p text:style-name="P29">S16</text:p>
          </table:table-cell>
          <table:table-cell table:style-name="Tabla7.A2" office:value-type="string">
            <text:p text:style-name="P17">El sistema imprime la leyenda "Cobertura contratada: Fallecimiento. Suma Asegurada: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7</text:p>
          </table:table-cell>
          <table:table-cell table:style-name="Tabla7.A2" office:value-type="string">
            <text:p text:style-name="P17">El sistema imprime la suma asegurada del cliente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8</text:p>
          </table:table-cell>
          <table:table-cell table:style-name="Tabla7.A2" office:value-type="string">
            <text:p text:style-name="P17">El sistema imprime la leyenda "Designaci¢n de Beneficiarios: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19</text:p>
          </table:table-cell>
          <table:table-cell table:style-name="Tabla7.A2" office:value-type="string">
            <text:p text:style-name="P17">El sistema imprime la leyenda "Ap.Pat. <text:s text:c="7"/>Ap.Mat. <text:s text:c="7"/>Nombre(s) <text:s text:c="8"/>PARENT: <text:s text:c="2"/>PORC.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0</text:p>
          </table:table-cell>
          <table:table-cell table:style-name="Tabla7.A2" office:value-type="string">
            <text:p text:style-name="P17">El sistema imprime los nombres, el parentezco y el porcentaje del monto asegurado de los beneficiarios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1</text:p>
          </table:table-cell>
          <table:table-cell table:style-name="Tabla7.A2" office:value-type="string">
            <text:p text:style-name="P17">El sistema imprime la pregunta ¿Padece o ha padecido enfermedades del Corazón, Diabetes, SIDA, Cáncer, Insuficienciarenal, Hipertensión arterial, Cirrosis hepática, Hepatitis, Leucemia, Pancreatitis, Meningitis, Linfoma o nfermedades Pulmonares?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2</text:p>
          </table:table-cell>
          <table:table-cell table:style-name="Tabla7.A2" office:value-type="string">
            <text:p text:style-name="P17">El sistema imprime la fecha del día actual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3</text:p>
          </table:table-cell>
          <table:table-cell table:style-name="Tabla7.A2" office:value-type="string">
            <text:p text:style-name="P17">El sistema imprime la leyenda "Firma del Asegurado"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4</text:p>
          </table:table-cell>
          <table:table-cell table:style-name="Tabla7.A2" office:value-type="string">
            <text:p text:style-name="P17">El sistema imprime la nota de aviso para el club de protección en el recib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5</text:p>
          </table:table-cell>
          <table:table-cell table:style-name="Tabla7.A2" office:value-type="string">
            <text:p text:style-name="P17">El sistema manda a imprimir la imagen de la póliza del seguro a la impresora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6</text:p>
          </table:table-cell>
          <table:table-cell table:style-name="Tabla7.A2" office:value-type="string">
            <text:p text:style-name="P17">El sistema valida que no se capturaron seguros adicionales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">
          <table:table-cell table:style-name="Tabla7.A2" office:value-type="string">
            <text:p text:style-name="P29">S27</text:p>
          </table:table-cell>
          <table:table-cell table:style-name="Tabla7.A2" office:value-type="string">
            <text:p text:style-name="P17">Fin del caso de uso.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5"/>
          </table:table-cell>
        </table:table-row>
        <table:table-row table:style-name="Tabla7.30">
          <table:table-cell table:style-name="Tabla7.A2" office:value-type="string">
            <text:p text:style-name="P3">Estado el Caso de Prueba </text:p>
          </table:table-cell>
          <table:table-cell table:style-name="Tabla7.A2" office:value-type="string">
            <text:p text:style-name="P17">En preparación</text:p>
          </table:table-cell>
          <table:table-cell table:style-name="Tabla7.A2" office:value-type="string">
            <text:p text:style-name="P4"/>
          </table:table-cell>
          <table:table-cell table:style-name="Tabla7.D2" office:value-type="string">
            <text:p text:style-name="P5"/>
          </table:table-cell>
        </table:table-row>
      </table:table>
      <text:p text:style-name="P1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">Juego de Prueba:</text:p>
          </table:table-cell>
          <table:table-cell table:style-name="Tabla8.B1" table:number-columns-spanned="3" office:value-type="string">
            <text:p text:style-name="P27">CP-0013-0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3">Paso</text:p>
          </table:table-cell>
          <table:table-cell table:style-name="Tabla8.A2" office:value-type="string">
            <text:p text:style-name="P3">Descripción</text:p>
          </table:table-cell>
          <table:table-cell table:style-name="Tabla8.A2" office:value-type="string">
            <text:p text:style-name="P3">Resultado</text:p>
          </table:table-cell>
          <table:table-cell table:style-name="Tabla8.D2" office:value-type="string">
            <text:p text:style-name="P3">ID Problema</text:p>
          </table:table-cell>
        </table:table-row>
        <table:table-row table:style-name="Tabla8.3">
          <table:table-cell table:style-name="Tabla8.A2" office:value-type="string">
            <text:p text:style-name="P29">S1</text:p>
          </table:table-cell>
          <table:table-cell table:style-name="Tabla8.A2" office:value-type="string">
            <text:p text:style-name="P17">El caso de uso inicia cuando se realizó la venta del seguro club y se desea imprimir la póliza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</text:p>
          </table:table-cell>
          <table:table-cell table:style-name="Tabla8.A2" office:value-type="string">
            <text:p text:style-name="P17">El sistema imprime las clausulas de la póliza del seguro club de protección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3</text:p>
          </table:table-cell>
          <table:table-cell table:style-name="Tabla8.A2" office:value-type="string">
            <text:p text:style-name="P17">El sistema obtiene los beneficiarios del cliente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4</text:p>
          </table:table-cell>
          <table:table-cell table:style-name="Tabla8.A2" office:value-type="string">
            <text:p text:style-name="P17">El sistema imprime la leyenda "Nombre del contratante: COPPEL S.A. DE C.V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5</text:p>
          </table:table-cell>
          <table:table-cell table:style-name="Tabla8.A2" office:value-type="string">
            <text:p text:style-name="P17">El sistema imprime la leyenda "CL09770500 01 de Junio del 2009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6</text:p>
          </table:table-cell>
          <table:table-cell table:style-name="Tabla8.A2" office:value-type="string">
            <text:p text:style-name="P17">El sistema imprime la vigencia del seguro club <text:soft-page-break/>de protección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7</text:p>
          </table:table-cell>
          <table:table-cell table:style-name="Tabla8.A2" office:value-type="string">
            <text:p text:style-name="P17">El sistema imprime la leyenda "Otorgado por: AXA SEGUROS, S.A. DE C.V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8</text:p>
          </table:table-cell>
          <table:table-cell table:style-name="Tabla8.A2" office:value-type="string">
            <text:p text:style-name="P17">El sistema imprime la leyenda "Datos del asegurado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9</text:p>
          </table:table-cell>
          <table:table-cell table:style-name="Tabla8.A2" office:value-type="string">
            <text:p text:style-name="P17">El sistema imprime el nombre del asegurado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0</text:p>
          </table:table-cell>
          <table:table-cell table:style-name="Tabla8.A2" office:value-type="string">
            <text:p text:style-name="P17">El sistema imprime el número de cliente y el folio del seguro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1</text:p>
          </table:table-cell>
          <table:table-cell table:style-name="Tabla8.A2" office:value-type="string">
            <text:p text:style-name="P17">El sistema imprime la leyenda "Domicilio:(calle, n£mero, col, dlg ¢ mpio, estado, cp.)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2</text:p>
          </table:table-cell>
          <table:table-cell table:style-name="Tabla8.A2" office:value-type="string">
            <text:p text:style-name="P17">El sistema imprime el domicilio del cliente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3</text:p>
          </table:table-cell>
          <table:table-cell table:style-name="Tabla8.A2" office:value-type="string">
            <text:p text:style-name="P17">El sistema imprime la fecha de nacimiento, el sexo y la nacionalidad del asegurado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4</text:p>
          </table:table-cell>
          <table:table-cell table:style-name="Tabla8.A2" office:value-type="string">
            <text:p text:style-name="P17">El sistema imprime la ocupación del asegurad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5</text:p>
          </table:table-cell>
          <table:table-cell table:style-name="Tabla8.A2" office:value-type="string">
            <text:p text:style-name="P17">El sistema imprime la CURP del asegurad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6</text:p>
          </table:table-cell>
          <table:table-cell table:style-name="Tabla8.A2" office:value-type="string">
            <text:p text:style-name="P17">El sistema imprime la leyenda "Cobertura contratada: Fallecimiento. Suma Asegurada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7</text:p>
          </table:table-cell>
          <table:table-cell table:style-name="Tabla8.A2" office:value-type="string">
            <text:p text:style-name="P17">El sistema imprime la suma asegurada del cliente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8</text:p>
          </table:table-cell>
          <table:table-cell table:style-name="Tabla8.A2" office:value-type="string">
            <text:p text:style-name="P17">El sistema imprime la leyenda "Designaci¢n de Beneficiarios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19</text:p>
          </table:table-cell>
          <table:table-cell table:style-name="Tabla8.A2" office:value-type="string">
            <text:p text:style-name="P17">El sistema imprime la leyenda "Ap.Pat. <text:s text:c="7"/>Ap.Mat. <text:s text:c="7"/>Nombre(s) <text:s text:c="8"/>PARENT: <text:s text:c="2"/>PORC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0</text:p>
          </table:table-cell>
          <table:table-cell table:style-name="Tabla8.A2" office:value-type="string">
            <text:p text:style-name="P17">El sistema imprime los nombres, el parentezco y el porcentaje del monto asegurado de los beneficiarios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1</text:p>
          </table:table-cell>
          <table:table-cell table:style-name="Tabla8.A2" office:value-type="string">
            <text:p text:style-name="P17">El sistema imprime la pregunta ¿Padece o ha padecido enfermedades del Corazón, Diabetes, SIDA, Cáncer, Insuficienciarenal, Hipertensión arterial, Cirrosis hepática, Hepatitis, Leucemia, Pancreatitis, Meningitis, Linfoma o nfermedades Pulmonares?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2</text:p>
          </table:table-cell>
          <table:table-cell table:style-name="Tabla8.A2" office:value-type="string">
            <text:p text:style-name="P17">El sistema imprime la fecha del día actual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3</text:p>
          </table:table-cell>
          <table:table-cell table:style-name="Tabla8.A2" office:value-type="string">
            <text:p text:style-name="P17">El sistema imprime la leyenda "Firma del Asegurado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4</text:p>
          </table:table-cell>
          <table:table-cell table:style-name="Tabla8.A2" office:value-type="string">
            <text:p text:style-name="P17">El sistema imprime la nota de aviso para el club de protección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5</text:p>
          </table:table-cell>
          <table:table-cell table:style-name="Tabla8.A2" office:value-type="string">
            <text:p text:style-name="P17">El sistema manda a imprimir la imagen de la póliza del seguro a la impresora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ext:soft-page-break/>
        <table:table-row table:style-name="Tabla8.3">
          <table:table-cell table:style-name="Tabla8.A2" office:value-type="string">
            <text:p text:style-name="P29">S26</text:p>
          </table:table-cell>
          <table:table-cell table:style-name="Tabla8.A2" office:value-type="string">
            <text:p text:style-name="P17">El sistema valida que no se capturaron seguros adicionales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</text:p>
          </table:table-cell>
          <table:table-cell table:style-name="Tabla8.A2" office:value-type="string">
            <text:p text:style-name="P17">El sistema valida que se capturaron seguros adicionales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</text:p>
          </table:table-cell>
          <table:table-cell table:style-name="Tabla8.A2" office:value-type="string">
            <text:p text:style-name="P17">El sistema imprime las clausulas de la póliza del seguro club de protección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</text:p>
          </table:table-cell>
          <table:table-cell table:style-name="Tabla8.A2" office:value-type="string">
            <text:p text:style-name="P17">El sistema obtiene los beneficiarios del adicional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3</text:p>
          </table:table-cell>
          <table:table-cell table:style-name="Tabla8.A2" office:value-type="string">
            <text:p text:style-name="P17">El sistema imprime la leyenda "Nombre del contratante: COPPEL S.A. DE C.V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4</text:p>
          </table:table-cell>
          <table:table-cell table:style-name="Tabla8.A2" office:value-type="string">
            <text:p text:style-name="P17">El sistema imprime la leyenda "CL09770500 01 de Junio del 2009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5</text:p>
          </table:table-cell>
          <table:table-cell table:style-name="Tabla8.A2" office:value-type="string">
            <text:p text:style-name="P17">El sistema imprime la vigencia del seguro club de protección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6</text:p>
          </table:table-cell>
          <table:table-cell table:style-name="Tabla8.A2" office:value-type="string">
            <text:p text:style-name="P17">El sistema imprime la leyenda "Otorgado por: AXA SEGUROS, S.A. DE C.V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7</text:p>
          </table:table-cell>
          <table:table-cell table:style-name="Tabla8.A2" office:value-type="string">
            <text:p text:style-name="P17">El sistema imprime la leyenda "Datos del asegurado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8</text:p>
          </table:table-cell>
          <table:table-cell table:style-name="Tabla8.A2" office:value-type="string">
            <text:p text:style-name="P17">El sistema imprime el nombre del asegurado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9</text:p>
          </table:table-cell>
          <table:table-cell table:style-name="Tabla8.A2" office:value-type="string">
            <text:p text:style-name="P17">El sistema imprime la leyenda "PARENT:"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0</text:p>
          </table:table-cell>
          <table:table-cell table:style-name="Tabla8.A2" office:value-type="string">
            <text:p text:style-name="P17">El sistema imprime el parentesco del adicional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1</text:p>
          </table:table-cell>
          <table:table-cell table:style-name="Tabla8.A2" office:value-type="string">
            <text:p text:style-name="P17">El sistema imprime el número de cliente y el folio del seguro adicional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2</text:p>
          </table:table-cell>
          <table:table-cell table:style-name="Tabla8.A2" office:value-type="string">
            <text:p text:style-name="P17">El sistema imprime la leyenda "Domicilio:(calle, n£mero, col, dlg ¢ mpio, estado, cp.)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3</text:p>
          </table:table-cell>
          <table:table-cell table:style-name="Tabla8.A2" office:value-type="string">
            <text:p text:style-name="P17">El sistema imprime el domicilio del cliente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4</text:p>
          </table:table-cell>
          <table:table-cell table:style-name="Tabla8.A2" office:value-type="string">
            <text:p text:style-name="P17">El sistema imprime la fecha de nacimiento, el sexo y la nacionalidad del asegurado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5</text:p>
          </table:table-cell>
          <table:table-cell table:style-name="Tabla8.A2" office:value-type="string">
            <text:p text:style-name="P17">El sistema imprime la ocupación del asegurad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6</text:p>
          </table:table-cell>
          <table:table-cell table:style-name="Tabla8.A2" office:value-type="string">
            <text:p text:style-name="P17">El sistema imprime la CURP del asegurad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7</text:p>
          </table:table-cell>
          <table:table-cell table:style-name="Tabla8.A2" office:value-type="string">
            <text:p text:style-name="P17">El sistema imprime la leyenda "Cobertura contratada: Fallecimiento. Suma Asegurada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8</text:p>
          </table:table-cell>
          <table:table-cell table:style-name="Tabla8.A2" office:value-type="string">
            <text:p text:style-name="P17">El sistema imprime la suma asegurada del adicional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9</text:p>
          </table:table-cell>
          <table:table-cell table:style-name="Tabla8.A2" office:value-type="string">
            <text:p text:style-name="P17">El sistema imprime la leyenda "Designaci¢n de Beneficiarios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0</text:p>
          </table:table-cell>
          <table:table-cell table:style-name="Tabla8.A2" office:value-type="string">
            <text:p text:style-name="P17">El sistema imprime la leyenda "Ap.Pat. <text:s text:c="7"/>Ap.Mat. <text:s text:c="7"/>Nombre(s) <text:s text:c="8"/>PARENT: <text:s text:c="2"/>PORC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1</text:p>
          </table:table-cell>
          <table:table-cell table:style-name="Tabla8.A2" office:value-type="string">
            <text:p text:style-name="P17">El sistema imprime los nombres, el parentezco y <text:soft-page-break/>el porcentaje del monto asegurado de los beneficiarios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2</text:p>
          </table:table-cell>
          <table:table-cell table:style-name="Tabla8.A2" office:value-type="string">
            <text:p text:style-name="P17">El sistema imprime la pregunta ¿Padece o ha padecido enfermedades del Corazón, Diabetes, SIDA, Cáncer, Insuficiencia renal, Hipertensión arterial, Cirrosis hepática, Hepatitis, Leucemia, Pancreatitis, Meningitis, Linfoma o Enfermedades Pulmonares?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3</text:p>
          </table:table-cell>
          <table:table-cell table:style-name="Tabla8.A2" office:value-type="string">
            <text:p text:style-name="P17">El sistema imprime la fecha del dia actual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4</text:p>
          </table:table-cell>
          <table:table-cell table:style-name="Tabla8.A2" office:value-type="string">
            <text:p text:style-name="P17">El sistema imprime la leyenda "Firma del Asegurado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5</text:p>
          </table:table-cell>
          <table:table-cell table:style-name="Tabla8.A2" office:value-type="string">
            <text:p text:style-name="P17">El sistema imprime la nota de aviso para el club de protección adicional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6</text:p>
          </table:table-cell>
          <table:table-cell table:style-name="Tabla8.A2" office:value-type="string">
            <text:p text:style-name="P17">El sistema manda a imprimir la imagen de la póliza del seguro adicional a la impresora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7</text:p>
          </table:table-cell>
          <table:table-cell table:style-name="Tabla8.A2" office:value-type="string">
            <text:p text:style-name="P17">El sistema verifica que ya no hay seguros adicionales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7.a</text:p>
          </table:table-cell>
          <table:table-cell table:style-name="Tabla8.A2" office:value-type="string">
            <text:p text:style-name="P17">El sistema verifica que hay mas seguros adicionales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7.a.1</text:p>
          </table:table-cell>
          <table:table-cell table:style-name="Tabla8.A2" office:value-type="string">
            <text:p text:style-name="P17">El flujo continua en el paso 26.a.1 del flujo alternativ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</text:p>
          </table:table-cell>
          <table:table-cell table:style-name="Tabla8.A2" office:value-type="string">
            <text:p text:style-name="P17">El sistema imprime las clausulas de la póliza del seguro club de protección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</text:p>
          </table:table-cell>
          <table:table-cell table:style-name="Tabla8.A2" office:value-type="string">
            <text:p text:style-name="P17">El sistema obtiene los beneficiarios del adicional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3</text:p>
          </table:table-cell>
          <table:table-cell table:style-name="Tabla8.A2" office:value-type="string">
            <text:p text:style-name="P17">El sistema imprime la leyenda "Nombre del contratante: COPPEL S.A. DE C.V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4</text:p>
          </table:table-cell>
          <table:table-cell table:style-name="Tabla8.A2" office:value-type="string">
            <text:p text:style-name="P17">El sistema imprime la leyenda "CL09770500 01 de Junio del 2009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5</text:p>
          </table:table-cell>
          <table:table-cell table:style-name="Tabla8.A2" office:value-type="string">
            <text:p text:style-name="P17">El sistema imprime la vigencia del seguro club de protección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6</text:p>
          </table:table-cell>
          <table:table-cell table:style-name="Tabla8.A2" office:value-type="string">
            <text:p text:style-name="P17">El sistema imprime la leyenda "Otorgado por: AXA SEGUROS, S.A. DE C.V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7</text:p>
          </table:table-cell>
          <table:table-cell table:style-name="Tabla8.A2" office:value-type="string">
            <text:p text:style-name="P17">El sistema imprime la leyenda "Datos del asegurado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8</text:p>
          </table:table-cell>
          <table:table-cell table:style-name="Tabla8.A2" office:value-type="string">
            <text:p text:style-name="P17">El sistema imprime el nombre del asegurado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9</text:p>
          </table:table-cell>
          <table:table-cell table:style-name="Tabla8.A2" office:value-type="string">
            <text:p text:style-name="P17">El sistema imprime la leyenda "PARENT:"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0</text:p>
          </table:table-cell>
          <table:table-cell table:style-name="Tabla8.A2" office:value-type="string">
            <text:p text:style-name="P17">El sistema imprime el parentesco del adicional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1</text:p>
          </table:table-cell>
          <table:table-cell table:style-name="Tabla8.A2" office:value-type="string">
            <text:p text:style-name="P17">El sistema imprime el número de cliente y el folio del seguro adicional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2</text:p>
          </table:table-cell>
          <table:table-cell table:style-name="Tabla8.A2" office:value-type="string">
            <text:p text:style-name="P17">El sistema imprime la leyenda "Domicilio:(calle, n£mero, col, dlg ¢ mpio, estado, cp.)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ext:soft-page-break/>
        <table:table-row table:style-name="Tabla8.3">
          <table:table-cell table:style-name="Tabla8.A2" office:value-type="string">
            <text:p text:style-name="P29">SE.26.a.13</text:p>
          </table:table-cell>
          <table:table-cell table:style-name="Tabla8.A2" office:value-type="string">
            <text:p text:style-name="P17">El sistema imprime el domicilio del cliente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4</text:p>
          </table:table-cell>
          <table:table-cell table:style-name="Tabla8.A2" office:value-type="string">
            <text:p text:style-name="P17">El sistema imprime la fecha de nacimiento, el sexo y la nacionalidad del asegurado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5</text:p>
          </table:table-cell>
          <table:table-cell table:style-name="Tabla8.A2" office:value-type="string">
            <text:p text:style-name="P17">El sistema imprime la ocupación del asegurad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6</text:p>
          </table:table-cell>
          <table:table-cell table:style-name="Tabla8.A2" office:value-type="string">
            <text:p text:style-name="P17">El sistema imprime la CURP del asegurad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7</text:p>
          </table:table-cell>
          <table:table-cell table:style-name="Tabla8.A2" office:value-type="string">
            <text:p text:style-name="P17">El sistema imprime la leyenda "Cobertura contratada: Fallecimiento. Suma Asegurada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8</text:p>
          </table:table-cell>
          <table:table-cell table:style-name="Tabla8.A2" office:value-type="string">
            <text:p text:style-name="P17">El sistema imprime la suma asegurada del adicional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19</text:p>
          </table:table-cell>
          <table:table-cell table:style-name="Tabla8.A2" office:value-type="string">
            <text:p text:style-name="P17">El sistema imprime la leyenda "Designaci¢n de Beneficiarios: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0</text:p>
          </table:table-cell>
          <table:table-cell table:style-name="Tabla8.A2" office:value-type="string">
            <text:p text:style-name="P17">El sistema imprime la leyenda "Ap.Pat. <text:s text:c="7"/>Ap.Mat. <text:s text:c="7"/>Nombre(s) <text:s text:c="8"/>PARENT: <text:s text:c="2"/>PORC.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1</text:p>
          </table:table-cell>
          <table:table-cell table:style-name="Tabla8.A2" office:value-type="string">
            <text:p text:style-name="P17">El sistema imprime los nombres, el parentezco y el porcentaje del monto asegurado de los beneficiarios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2</text:p>
          </table:table-cell>
          <table:table-cell table:style-name="Tabla8.A2" office:value-type="string">
            <text:p text:style-name="P17">El sistema imprime la pregunta ¿Padece o ha padecido enfermedades del Corazón, Diabetes, SIDA, Cáncer, Insuficiencia renal, Hipertensión arterial, Cirrosis hepática, Hepatitis, Leucemia, Pancreatitis, Meningitis, Linfoma o Enfermedades Pulmonares?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3</text:p>
          </table:table-cell>
          <table:table-cell table:style-name="Tabla8.A2" office:value-type="string">
            <text:p text:style-name="P17">El sistema imprime la fecha del día actual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4</text:p>
          </table:table-cell>
          <table:table-cell table:style-name="Tabla8.A2" office:value-type="string">
            <text:p text:style-name="P17">El sistema imprime la leyenda "Firma del Asegurado"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5</text:p>
          </table:table-cell>
          <table:table-cell table:style-name="Tabla8.A2" office:value-type="string">
            <text:p text:style-name="P17">El sistema imprime la nota de aviso para el club de protección adicional en el recib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6</text:p>
          </table:table-cell>
          <table:table-cell table:style-name="Tabla8.A2" office:value-type="string">
            <text:p text:style-name="P17">El sistema manda a imprimir la imagen de la póliza del seguro adicional a la impresora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7</text:p>
          </table:table-cell>
          <table:table-cell table:style-name="Tabla8.A2" office:value-type="string">
            <text:p text:style-name="P17">El sistema verifica que ya no hay seguros adicionales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E.26.a.28</text:p>
          </table:table-cell>
          <table:table-cell table:style-name="Tabla8.A2" office:value-type="string">
            <text:p text:style-name="P17">El flujo continua en el paso 27 del flujo básic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3">
          <table:table-cell table:style-name="Tabla8.A2" office:value-type="string">
            <text:p text:style-name="P29">S27</text:p>
          </table:table-cell>
          <table:table-cell table:style-name="Tabla8.A2" office:value-type="string">
            <text:p text:style-name="P17">Fin del caso de uso.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5"/>
          </table:table-cell>
        </table:table-row>
        <table:table-row table:style-name="Tabla8.88">
          <table:table-cell table:style-name="Tabla8.A2" office:value-type="string">
            <text:p text:style-name="P3">Estado el Caso de Prueba </text:p>
          </table:table-cell>
          <table:table-cell table:style-name="Tabla8.A2" office:value-type="string">
            <text:p text:style-name="P17">En preparación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CP-0013-ImprimirPolizaSeguroClub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4"/>20100621.1646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SeguroClubAdicional-2062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088cm" svg:y="0.168cm" svg:width="3.747cm" svg:height="0.852cm" draw:z-index="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10</text:page-number></text:span><text:span text:style-name="MT1"> de </text:span><text:span text:style-name="MT2"><text:page-count style:num-format="1">10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Bajo</text:p>
            </table:table-cell>
            <table:table-cell table:style-name="Tabla3.B2" office:value-type="string">
              <text:p text:style-name="MP5"><text:file-name text:display="name-and-extension">CP-0013-ImprimirPolizaSeguroClub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0.054cm" svg:y="0.062cm" svg:width="7.257cm" svg:height="1.12cm" draw:z-index="1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13-ImprimirPolizaSeguroClub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 text:c="5"/>20100621.1646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SeguroClubAdicional-2062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7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10</text:page-number></text:span><text:span text:style-name="MT1"> de </text:span><text:span text:style-name="MT2"><text:page-count style:num-format="1">10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Bajo</text:p>
            </table:table-cell>
            <table:table-cell table:style-name="Tabla5.B2" office:value-type="string">
              <text:p text:style-name="MP5"><text:file-name text:display="name-and-extension">CP-0013-ImprimirPolizaSeguroClub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2-29T11:34:03</meta:creation-date>
    <dc:date>2010-06-24T15:46:04.51</dc:date>
    <meta:printed-by>Alex Coppel S.A. de C.V.</meta:printed-by>
    <meta:print-date>2009-03-13T17:53:10</meta:print-date>
    <dc:language>es-ES</dc:language>
    <meta:editing-cycles>441</meta:editing-cycles>
    <meta:editing-duration>PT56H24M42S</meta:editing-duration>
    <dc:creator>p q</dc:creator>
    <meta:document-statistic meta:table-count="8" meta:image-count="3" meta:object-count="0" meta:page-count="10" meta:paragraph-count="311" meta:word-count="1855" meta:character-count="12535"/>
    <meta:user-defined meta:name="Info 1"/>
    <meta:user-defined meta:name="Info 2"/>
    <meta:user-defined meta:name="Info 3"/>
    <meta:user-defined meta:name="Info 4"/>
  </office:meta>
</office:document-meta>
</file>